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pr1" style:family="presentation">
      <style:graphic-properties draw:fill-color="#ffffff" fo:min-height="3.256cm"/>
    </style:style>
    <style:style style:name="gr1" style:family="graphic">
      <style:graphic-properties draw:fill-color="#ff3366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 example of presentation shape.</text:p>
          </draw:text-box>
        </draw:frame>
        <draw:frame presentation:style-name="pr1" presentation:class="subtitle" svg:x="2.058cm" svg:y="5.838cm" svg:width="23.912cm" svg:height="13.23cm">
          <draw:text-box>
            <text:p text:style-name="P1">This is a example of presentation shape in a special layout which has title and subtitle placeholders.</text:p>
          </draw:text-box>
        </draw:frame>
      </draw:page>
      <draw:page draw:name="page2" draw:master-page-name="Standard">
        <draw:rect draw:style-name="gr1" svg:width="5.08cm" svg:height="3.175cm" svg:x="3.175cm" svg:y="3.353cm">
          <text:p>This is an example of drawing shape.</text:p>
        </draw:rect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